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2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ce6"/>
        <table:table-column table:style-name="co5" table:default-cell-style-name="ce8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Purchase lead time (days)</text:p>
          </table:table-cell>
          <table:table-cell table:style-name="ce5" office:value-type="string" calcext:value-type="string">
            <text:p>Qty req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To Buy / Make</text:p>
          </table:table-cell>
          <table:table-cell table:style-name="ce7" office:value-type="string" calcext:value-type="string">
            <text:p>Packed?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Vod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]-[.E2]" office:value-type="float" office:value="4" calcext:value-type="float">
            <text:p>4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]-[.E3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Dark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]-[.E4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]-[.E5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]-[.E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Tequi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]-[.E7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G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]-[.E8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renad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9]-[.E9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0]-[.E10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Lemon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1]-[.E11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Tonic wat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2]-[.E12]" office:value-type="float" office:value="12" calcext:value-type="float">
            <text:p>1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Soda wat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3]-[.E13]" office:value-type="float" office:value="10" calcext:value-type="float">
            <text:p>1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Orange ju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4]-[.E14]" office:value-type="float" office:value="5" calcext:value-type="float">
            <text:p>5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inger a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5]-[.E15]" office:value-type="float" office:value="8" calcext:value-type="float">
            <text:p>8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Angostura Bitt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6]-[.E1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Tabasc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7]-[.E17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Glace cher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8]-[.E18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Lem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9]-[.E19]" office:value-type="float" office:value="20" calcext:value-type="float">
            <text:p>2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Worcestershire sau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0]-[.E20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Umbrella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formula="of:=[.D21]-[.E2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Bag of 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2]-[.E22]"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3]-[.E2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Right box sec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4]-[.E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Maker slid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5]-[.E2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6]-[.E26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7]-[.E2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8]-[.E2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 bolt</text:p>
          </table:table-cell>
          <table:table-cell office:value-type="string" calcext:value-type="string">
            <text:p>-</text:p>
          </table:table-cell>
          <table:table-cell table:formula="of:=8*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[.D29]-[.E29]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 cabl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1]-[.E3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Electronics enclosure &amp; content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2]-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3]-[.E3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nk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4]-[.E3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p panel (inc servos)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5]-[.E3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CO2 servo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6]-[.E36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servo cabl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7]-[.E37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hoses w/ cork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D39]-[.E39]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ashe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[.D40]-[.E40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Lemon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1]-[.E4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herry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2]-[.E4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tirr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3]-[.E4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Umbrella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4]-[.E4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l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5]-[.E4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ing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 downpip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r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Admin conso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Network cab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Pi SD card (pre-flashed)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BarBot components</text:p>
          </table:table-cell>
          <table:table-cell office:value-type="string" calcext:value-type="string">
            <text:p>Rope / bungee / repstraps for securing CO2 cylind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buck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3]-[.E53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tong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reez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5]-[.E55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 office:value-type="string" calcext:value-type="string">
            <text:p>Cocktail glas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D56]-[.E56]" office:value-type="float" office:value="230" calcext:value-type="float">
            <text:p>23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Planks / wood for under table fe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Tressle table</text:p>
          </table:table-cell>
          <table:table-cell table:number-columns-repeated="4"/>
          <table:table-cell office:value-type="string" calcext:value-type="string">
            <text:p>rent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Spirit lev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Multime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cable for arduino programm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/ serial cable for debugging 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Laptop with SD card re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Allen key / socket for case scre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Allen key for belt tighten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Cross head screwdri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unnel for decanting OJ into 2l bottl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Kitchen tow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Small zip ties for mixer tap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Very thin wire for mixer tap attachm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 meter</text:p>
          </table:table-cell>
          <table:table-cell table:number-columns-repeated="1016"/>
        </table:table-row>
        <table:table-row table:style-name="ro2" table:number-rows-repeated="104850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0000-00-00T00:00:01.956890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23:24:07.925206966</meta:creation-date>
    <dc:date>2014-08-08T01:16:52.771137724</dc:date>
    <meta:editing-duration>PT1H3M12S</meta:editing-duration>
    <meta:editing-cycles>11</meta:editing-cycles>
    <meta:generator>LibreOffice/4.1.3.2$Linux_x86 LibreOffice_project/410m0$Build-2</meta:generator>
    <meta:document-statistic meta:table-count="1" meta:cell-count="359" meta:object-count="0"/>
  </office:meta>
</office:document-meta>
</file>